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a7" officeooo:paragraph-rsid="001e8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in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55:12.002237997</meta:creation-date>
    <dc:date>2017-01-20T14:56:45.065186748</dc:date>
    <meta:editing-duration>PT1M3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3" meta:character-count="12" meta:non-whitespace-character-count="10"/>
  </office:meta>
</office:document-meta>
</file>